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56cm"/>
    </style:style>
    <style:style style:name="co3" style:family="table-column">
      <style:table-column-properties fo:break-before="auto" style:column-width="8.033cm"/>
    </style:style>
    <style:style style:name="co4" style:family="table-column">
      <style:table-column-properties fo:break-before="auto" style:column-width="6.419cm"/>
    </style:style>
    <style:style style:name="co5" style:family="table-column">
      <style:table-column-properties fo:break-before="auto" style:column-width="8.192cm"/>
    </style:style>
    <style:style style:name="co6" style:family="table-column">
      <style:table-column-properties fo:break-before="auto" style:column-width="3.858cm"/>
    </style:style>
    <style:style style:name="co7" style:family="table-column">
      <style:table-column-properties fo:break-before="auto" style:column-width="17.651cm"/>
    </style:style>
    <style:style style:name="co8" style:family="table-column">
      <style:table-column-properties fo:break-before="auto" style:column-width="9.2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2.544cm" fo:break-before="auto" style:use-optimal-row-height="true"/>
    </style:style>
    <style:style style:name="ro5" style:family="table-row">
      <style:table-row-properties style:row-height="1.293cm" fo:break-before="auto" style:use-optimal-row-height="tru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cc99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e6ff00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33cc66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fcc99"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9" style:family="table-cell" style:parent-style-name="Default">
      <style:table-cell-properties fo:background-color="#e6ff00" style:text-align-source="fix" style:repeat-content="false" fo:wrap-option="wrap" fo:border="0.06pt solid #000000" style:vertical-align="top"/>
      <style:paragraph-properties fo:text-align="start"/>
    </style:style>
    <style:style style:name="ce10" style:family="table-cell" style:parent-style-name="Default">
      <style:table-cell-properties fo:background-color="#33cc66" style:text-align-source="fix" style:repeat-content="false" fo:wrap-option="wrap" fo:border="0.06pt solid #000000" style:vertical-align="top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>
      <style:table-cell-properties fo:background-color="#ffcc99" style:text-align-source="fix" style:repeat-content="false" fo:border="0.06pt solid #000000" style:vertical-align="top"/>
      <style:paragraph-properties fo:text-align="start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4" style:family="table-cell" style:parent-style-name="Default">
      <style:table-cell-properties fo:background-color="#e6ff00" style:text-align-source="fix" style:repeat-content="false" fo:border="0.06pt solid #000000" style:vertical-align="top"/>
      <style:paragraph-properties fo:text-align="start"/>
    </style:style>
    <style:style style:name="ce15" style:family="table-cell" style:parent-style-name="Default">
      <style:table-cell-properties fo:background-color="#33cc66" style:text-align-source="fix" style:repeat-content="false" fo:border="0.06pt solid #000000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7" style:family="table-cell" style:parent-style-name="Default">
      <style:table-cell-properties fo:background-color="#ffcc99" style:text-align-source="fix" style:repeat-content="false" fo:wrap-option="wrap" fo:border="0.06pt solid #000000" style:vertical-align="top"/>
      <style:paragraph-properties fo:text-align="star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Cover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Purpose of this document:</text:p>
          </table:table-cell>
        </table:table-row>
        <table:table-row table:style-name="ro1">
          <table:table-cell office:value-type="string" calcext:value-type="string">
            <text:p>List all ODBC statement attributes and classify which are relevant for preparing and executing statements with RODBCex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Source:</text:p>
          </table:table-cell>
        </table:table-row>
        <table:table-row table:style-name="ro1">
          <table:table-cell office:value-type="string" calcext:value-type="string">
            <text:p>https://docs.microsoft.com/en-us/sql/odbc/reference/syntax/sqlsetstmtattr-function</text:p>
          </table:table-cell>
        </table:table-row>
      </table:table>
      <table:table table:name="Stmt Attr list" table:style-name="ta1"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1" table:number-columns-repeated="2" table:default-cell-style-name="ce16"/>
        <table:table-column table:style-name="co5" table:default-cell-style-name="ce11"/>
        <table:table-column table:style-name="co1" table:default-cell-style-name="ce18"/>
        <table:table-row table:style-name="ro2">
          <table:table-cell table:style-name="ce2" office:value-type="string" calcext:value-type="string">
            <text:p>Attribute name</text:p>
          </table:table-cell>
          <table:table-cell table:style-name="ce7" office:value-type="string" calcext:value-type="string">
            <text:p>Purpose</text:p>
          </table:table-cell>
          <table:table-cell table:style-name="ce7" office:value-type="string" calcext:value-type="string">
            <text:p>Values</text:p>
          </table:table-cell>
          <table:table-cell table:style-name="ce12" table:number-columns-repeated="2"/>
          <table:table-cell table:style-name="ce17"/>
          <table:table-cell office:value-type="string" calcext:value-type="string">
            <text:p>See also</text:p>
          </table:table-cell>
        </table:table-row>
        <table:table-row table:style-name="ro2">
          <table:table-cell table:style-name="ce3" office:value-type="string" calcext:value-type="string">
            <text:p>SQL_ATTR_APP_PARAM_DESC (ODBC 3.0)</text:p>
          </table:table-cell>
          <table:table-cell table:style-name="ce8" office:value-type="string" calcext:value-type="string">
            <text:p>Descriptor meta data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SQL_ATTR_APP_ROW_DESC (ODBC 3.0)</text:p>
          </table:table-cell>
          <table:table-cell table:style-name="ce8" office:value-type="string" calcext:value-type="string">
            <text:p>Descriptor meta data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ASYNC_ENABLE (ODBC 1.0)</text:p>
          </table:table-cell>
          <table:table-cell table:style-name="ce8" office:value-type="string" calcext:value-type="string">
            <text:p>Sync or async statement execution</text:p>
          </table:table-cell>
          <table:table-cell table:style-name="ce8" office:value-type="string" calcext:value-type="string">
            <text:p>SQL_ASYNC_ENABLE_OFF</text:p>
            <text:p>SQL_ASYNC_ENABLE_ON</text:p>
          </table:table-cell>
          <table:table-cell table:style-name="ce13" table:number-columns-repeated="2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SQL_ATTR_ASYNC_STMT_EVENT (ODBC 3.8)</text:p>
          </table:table-cell>
          <table:table-cell table:style-name="ce8" office:value-type="string" calcext:value-type="string">
            <text:p>Event handler for async completion event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SQL_ATTR_ASYNC_STMT_PCALLBACK (ODBC 3.8)</text:p>
          </table:table-cell>
          <table:table-cell table:style-name="ce8" office:value-type="string" calcext:value-type="string">
            <text:p>Internal attribute for DriverManager only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SQL_ATTR_ASYNC_STMT_PCONTEXT (ODBC 3.8)</text:p>
          </table:table-cell>
          <table:table-cell table:style-name="ce8" office:value-type="string" calcext:value-type="string">
            <text:p>Internal attribute for DriverManager only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4">
          <table:table-cell table:style-name="ce4" office:value-type="string" calcext:value-type="string">
            <text:p>SQL_ATTR_CONCURRENCY (ODBC 2.0)</text:p>
          </table:table-cell>
          <table:table-cell table:style-name="ce9" office:value-type="string" calcext:value-type="string">
            <text:p>Specifies the cursor concurrency.</text:p>
            <text:p>To determine what types are supported, call SQLGetInfo with the SQL_SCROLL_CONCURRENCY option.</text:p>
            <text:p>This attribute cannot be specified for an open cursor.</text:p>
          </table:table-cell>
          <table:table-cell table:style-name="ce9" office:value-type="string" calcext:value-type="string">
            <text:p>SQL_CONCUR_READ_ONLY</text:p>
            <text:p>SQL_CONCUR_LOCK</text:p>
            <text:p>SQL_CONCUR_ROWVER</text:p>
            <text:p>SQL_CONCUR_VALUES</text:p>
          </table:table-cell>
          <table:table-cell table:style-name="ce14" table:number-columns-repeated="2"/>
          <table:table-cell table:style-name="ce9" office:value-type="string" calcext:value-type="string">
            <text:p>Should be a statement execution parameter, but I am not sure if ODBC works this way (seems to requires a cursor for that but RODBCext does not use a cursor! Why do updates work currently even though the default value is READ_ONLY?)</text:p>
          </table:table-cell>
          <table:table-cell office:value-type="string" calcext:value-type="string">
            <text:p><text:a xlink:href="https://docs.microsoft.com/en-us/sql/odbc/reference/develop-app/cursor-characteristics-and-cursor-type" xlink:type="simple">https://docs.microsoft.com/en-us/sql/odbc/reference/develop-app/cursor-characteristics-and-cursor-type</text:a></text:p>
            <text:p/>
            <text:p><text:a xlink:href="https://technet.microsoft.com/en-us/library/ms191493(v=sql.105).aspx" xlink:type="simple">https://technet.microsoft.com/en-us/library/ms191493(v=sql.105).aspx</text:a></text:p>
            <text:p/>
            <text:p><text:a xlink:href="http://www.easysoft.com/developer/languages/c/examples/BulkOperations.html" xlink:type="simple">http://www.easysoft.com/developer/languages/c/examples/BulkOperations.html</text:a></text:p>
          </table:table-cell>
        </table:table-row>
        <table:table-row table:style-name="ro3">
          <table:table-cell table:style-name="ce3" office:value-type="string" calcext:value-type="string">
            <text:p>SQL_ATTR_CURSOR_SCROLLABLE (ODBC 3.0)</text:p>
          </table:table-cell>
          <table:table-cell table:style-name="ce8" office:value-type="string" calcext:value-type="string">
            <text:p>scrollable cursor required?</text:p>
          </table:table-cell>
          <table:table-cell table:style-name="ce8" office:value-type="string" calcext:value-type="string">
            <text:p>SQL_NONSCROLLABLE</text:p>
            <text:p>SQL_SCROLLABLE</text:p>
          </table:table-cell>
          <table:table-cell table:style-name="ce13" table:number-columns-repeated="2"/>
          <table:table-cell table:style-name="ce8"/>
          <table:table-cell/>
        </table:table-row>
        <table:table-row table:style-name="ro5">
          <table:table-cell table:style-name="ce3" office:value-type="string" calcext:value-type="string">
            <text:p>SQL_ATTR_CURSOR_SENSITIVITY (ODBC 3.0)</text:p>
          </table:table-cell>
          <table:table-cell table:style-name="ce8" office:value-type="string" calcext:value-type="string">
            <text:p>make changes made to a result set by another cursor visible</text:p>
          </table:table-cell>
          <table:table-cell table:style-name="ce8" office:value-type="string" calcext:value-type="string">
            <text:p>SQL_UNSPECIFIED</text:p>
            <text:p>SQL_INSENSITIVE</text:p>
            <text:p>SQL_SENSITIVE</text:p>
          </table:table-cell>
          <table:table-cell table:style-name="ce13" table:number-columns-repeated="2"/>
          <table:table-cell table:style-name="ce8"/>
          <table:table-cell/>
        </table:table-row>
        <table:table-row table:style-name="ro6">
          <table:table-cell table:style-name="ce3" office:value-type="string" calcext:value-type="string">
            <text:p>SQL_ATTR_CURSOR_TYPE (ODBC 2.0)</text:p>
          </table:table-cell>
          <table:table-cell table:style-name="ce8" office:value-type="string" calcext:value-type="string">
            <text:p>Type of cursor</text:p>
          </table:table-cell>
          <table:table-cell table:style-name="ce8" office:value-type="string" calcext:value-type="string">
            <text:p>SQL_CURSOR_FORWARD_ONLY</text:p>
            <text:p>SQL_CURSOR_STATIC</text:p>
            <text:p>SQL_CURSOR_KEYSET_DRIVEN</text:p>
            <text:p>SQL_CURSOR_DYNAMIC</text:p>
          </table:table-cell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ENABLE_AUTO_IPD (ODBC 3.0)</text:p>
          </table:table-cell>
          <table:table-cell table:style-name="ce8" office:value-type="string" calcext:value-type="string">
            <text:p>automatic population of the IPD?</text:p>
          </table:table-cell>
          <table:table-cell table:style-name="ce8" office:value-type="string" calcext:value-type="string">
            <text:p>SQL_TRUE</text:p>
            <text:p>SQL_FALSE</text:p>
          </table:table-cell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FETCH_BOOKMARK_PTR (ODBC 3.0)</text:p>
          </table:table-cell>
          <table:table-cell table:style-name="ce8" office:value-type="string" calcext:value-type="string">
            <text:p>Sets the bookmark used by SQLFetchScroll() to jump to a bookmark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IMP_PARAM_DESC (ODBC 3.0)</text:p>
          </table:table-cell>
          <table:table-cell table:style-name="ce8" office:value-type="string" calcext:value-type="string">
            <text:p>IPD handle related. The application cannot set this attribute.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IMP_ROW_DESC (ODBC 3.0)</text:p>
          </table:table-cell>
          <table:table-cell table:style-name="ce8" office:value-type="string" calcext:value-type="string">
            <text:p>IRD handle realted. The application cannot set this attribute.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KEYSET_SIZE (ODBC 2.0)</text:p>
          </table:table-cell>
          <table:table-cell table:style-name="ce8" office:value-type="string" calcext:value-type="string">
            <text:p>number of rows in the keyset for a keyset-driven cursor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4" office:value-type="string" calcext:value-type="string">
            <text:p>SQL_ATTR_MAX_LENGTH (ODBC 1.0)</text:p>
          </table:table-cell>
          <table:table-cell table:style-name="ce9" office:value-type="string" calcext:value-type="string">
            <text:p>maximum amount of data that the driver returns from a character or binary column</text:p>
          </table:table-cell>
          <table:table-cell table:style-name="ce9"/>
          <table:table-cell table:style-name="ce14" table:number-columns-repeated="2"/>
          <table:table-cell table:style-name="ce9" office:value-type="string" calcext:value-type="string">
            <text:p>Should be configured globally, not as parameter to a statement execution</text:p>
          </table:table-cell>
          <table:table-cell/>
        </table:table-row>
        <table:table-row table:style-name="ro3">
          <table:table-cell table:style-name="ce4" office:value-type="string" calcext:value-type="string">
            <text:p>SQL_ATTR_MAX_ROWS (ODBC 1.0)</text:p>
          </table:table-cell>
          <table:table-cell table:style-name="ce9" office:value-type="string" calcext:value-type="string">
            <text:p>maximum number of rows to return to the application for a SELECT statement. </text:p>
          </table:table-cell>
          <table:table-cell table:style-name="ce9"/>
          <table:table-cell table:style-name="ce14" table:number-columns-repeated="2"/>
          <table:table-cell table:style-name="ce9" office:value-type="string" calcext:value-type="string">
            <text:p>Should be controlled via SQL syntax, not as parameter of a statement execution</text:p>
          </table:table-cell>
          <table:table-cell/>
        </table:table-row>
        <table:table-row table:style-name="ro5">
          <table:table-cell table:style-name="ce3" office:value-type="string" calcext:value-type="string">
            <text:p>SQL_ATTR_METADATA_ID (ODBC 3.0)</text:p>
          </table:table-cell>
          <table:table-cell table:style-name="ce8" office:value-type="string" calcext:value-type="string">
            <text:p>determines handling of string arguments of catalog functions</text:p>
          </table:table-cell>
          <table:table-cell table:style-name="ce8" office:value-type="string" calcext:value-type="string">
            <text:p>SQL_TRUE (strings are identifier)</text:p>
            <text:p>SQL_FALSE (context-dependent interpretation)</text:p>
          </table:table-cell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4" office:value-type="string" calcext:value-type="string">
            <text:p>SQL_ATTR_NOSCAN (ODBC 1.0)</text:p>
          </table:table-cell>
          <table:table-cell table:style-name="ce9" office:value-type="string" calcext:value-type="string">
            <text:p>Should the driver scan SQL strings for escape sequences?</text:p>
          </table:table-cell>
          <table:table-cell table:style-name="ce9" office:value-type="string" calcext:value-type="string">
            <text:p>SQL_NOSCAN_OFF</text:p>
            <text:p>SQL_NOSCAN_ON</text:p>
          </table:table-cell>
          <table:table-cell table:style-name="ce14" table:number-columns-repeated="2"/>
          <table:table-cell table:style-name="ce9" office:value-type="string" calcext:value-type="string">
            <text:p>Should be configured globally, not as parameter to a statement execution</text:p>
          </table:table-cell>
          <table:table-cell/>
        </table:table-row>
        <table:table-row table:style-name="ro3">
          <table:table-cell table:style-name="ce3" office:value-type="string" calcext:value-type="string">
            <text:p>SQL_ATTR_PARAM_BIND_OFFSET_PTR (ODBC 3.0)</text:p>
          </table:table-cell>
          <table:table-cell table:style-name="ce8" office:value-type="string" calcext:value-type="string">
            <text:p>offset added to pointers to change binding of dynamic parameters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5">
          <table:table-cell table:style-name="ce3" office:value-type="string" calcext:value-type="string">
            <text:p>SQL_ATTR_PARAM_BIND_TYPE (ODBC 3.0)</text:p>
          </table:table-cell>
          <table:table-cell table:style-name="ce8" office:value-type="string" calcext:value-type="string">
            <text:p>Indicates the binding orientation to be used for dynamic parameters</text:p>
          </table:table-cell>
          <table:table-cell table:style-name="ce8" office:value-type="string" calcext:value-type="string">
            <text:p>SQL_PARAM_BIND_BY_COLUMN</text:p>
            <text:p>Other numeric values: length information for row-wise binding</text:p>
          </table:table-cell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PARAM_OPERATION_PTR (ODBC 3.0)</text:p>
          </table:table-cell>
          <table:table-cell table:style-name="ce8" office:value-type="string" calcext:value-type="string">
            <text:p>bound SQL parameters to be ignored</text:p>
          </table:table-cell>
          <table:table-cell table:style-name="ce8" office:value-type="string" calcext:value-type="string">
            <text:p>SQL_PARAM_IGNORE</text:p>
            <text:p>SQL_PARAM_PROCEED</text:p>
          </table:table-cell>
          <table:table-cell table:style-name="ce13" table:number-columns-repeated="2"/>
          <table:table-cell table:style-name="ce8"/>
          <table:table-cell/>
        </table:table-row>
        <table:table-row table:style-name="ro4">
          <table:table-cell table:style-name="ce3" office:value-type="string" calcext:value-type="string">
            <text:p>SQL_ATTR_PARAM_STATUS_PTR (ODBC 3.0)</text:p>
          </table:table-cell>
          <table:table-cell table:style-name="ce8" office:value-type="string" calcext:value-type="string">
            <text:p>status information for each row of bound SQL parameter </text:p>
          </table:table-cell>
          <table:table-cell table:style-name="ce8" office:value-type="string" calcext:value-type="string">
            <text:p>SQL_PARAM_SUCCESS</text:p>
            <text:p>SQL_PARAM_SUCCESS_WITH_INFO</text:p>
            <text:p>SQL_PARAM_ERROR</text:p>
            <text:p>SQL_PARAM_UNUSED</text:p>
            <text:p>SQL_PARAM_DIAG_UNAVAILABLE</text:p>
          </table:table-cell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PARAMS_PROCESSED_PTR (ODBC 3.0)</text:p>
          </table:table-cell>
          <table:table-cell table:style-name="ce8" office:value-type="string" calcext:value-type="string">
            <text:p>buffer in which to return the number of sets of parameters that have been processed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SQL_ATTR_PARAMSET_SIZE (ODBC 3.0)</text:p>
          </table:table-cell>
          <table:table-cell table:style-name="ce8" office:value-type="string" calcext:value-type="string">
            <text:p>number of values for each parameter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5" office:value-type="string" calcext:value-type="string">
            <text:p>SQL_ATTR_QUERY_TIMEOUT (ODBC 1.0)</text:p>
          </table:table-cell>
          <table:table-cell table:style-name="ce10" office:value-type="string" calcext:value-type="string">
            <text:p><text:s/>number of seconds to wait for an SQL statement to execute before returning to the application</text:p>
          </table:table-cell>
          <table:table-cell table:style-name="ce10"/>
          <table:table-cell table:style-name="ce15" table:number-columns-repeated="2"/>
          <table:table-cell table:style-name="ce10" office:value-type="string" calcext:value-type="string">
            <text:p>Definitely required!</text:p>
          </table:table-cell>
          <table:table-cell/>
        </table:table-row>
        <table:table-row table:style-name="ro3">
          <table:table-cell table:style-name="ce3" office:value-type="string" calcext:value-type="string">
            <text:p>SQL_ATTR_RETRIEVE_DATA (ODBC 2.0)</text:p>
          </table:table-cell>
          <table:table-cell table:style-name="ce8" office:value-type="string" calcext:value-type="string">
            <text:p>Retrieve data after cursor positioning?</text:p>
          </table:table-cell>
          <table:table-cell table:style-name="ce8" office:value-type="string" calcext:value-type="string">
            <text:p>SQL_RD_ON</text:p>
            <text:p>SQL_RD_OFF</text:p>
          </table:table-cell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ROW_ARRAY_SIZE (ODBC 3.0)</text:p>
          </table:table-cell>
          <table:table-cell table:style-name="ce8" office:value-type="string" calcext:value-type="string">
            <text:p>number of rows returned by each call to SQLFetch or SQLFetchScroll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ROW_BIND_OFFSET_PTR (ODBC 3.0)</text:p>
          </table:table-cell>
          <table:table-cell table:style-name="ce8" office:value-type="string" calcext:value-type="string">
            <text:p>offset added to pointers to change binding of column data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5">
          <table:table-cell table:style-name="ce3" office:value-type="string" calcext:value-type="string">
            <text:p>SQL_ATTR_ROW_BIND_TYPE (ODBC 1.0)</text:p>
          </table:table-cell>
          <table:table-cell table:style-name="ce8" office:value-type="string" calcext:value-type="string">
            <text:p>binding orientation for SQLFetch and SQLFetchScroll</text:p>
          </table:table-cell>
          <table:table-cell table:style-name="ce8" office:value-type="string" calcext:value-type="string">
            <text:p>SQL_PARAM_BIND_BY_COLUMN</text:p>
            <text:p>Other numeric values: length information for row-wise binding</text:p>
          </table:table-cell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ROW_NUMBER (ODBC 2.0)</text:p>
          </table:table-cell>
          <table:table-cell table:style-name="ce8" office:value-type="string" calcext:value-type="string">
            <text:p>number of the current row in the entire result set</text:p>
            <text:p>READ ONLY!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ROW_OPERATION_PTR (ODBC 3.0)</text:p>
          </table:table-cell>
          <table:table-cell table:style-name="ce8" office:value-type="string" calcext:value-type="string">
            <text:p>Rows to be ignored during a bulk operation</text:p>
          </table:table-cell>
          <table:table-cell table:style-name="ce8" office:value-type="string" calcext:value-type="string">
            <text:p>SQL_PARAM_IGNORE</text:p>
            <text:p>SQL_PARAM_PROCEED</text:p>
          </table:table-cell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ROW_STATUS_PTR (ODBC 3.0)</text:p>
          </table:table-cell>
          <table:table-cell table:style-name="ce8" office:value-type="string" calcext:value-type="string">
            <text:p>row status values after a call to SQLFetch or SQLFetchScroll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ROWS_FETCHED_PTR (ODBC 3.0)</text:p>
          </table:table-cell>
          <table:table-cell table:style-name="ce8" office:value-type="string" calcext:value-type="string">
            <text:p>buffer in which to return the number of rows fetched or affected by a bulk operation</text:p>
          </table:table-cell>
          <table:table-cell table:style-name="ce8"/>
          <table:table-cell table:style-name="ce13" table:number-columns-repeated="2"/>
          <table:table-cell table:style-name="ce8"/>
          <table:table-cell/>
        </table:table-row>
        <table:table-row table:style-name="ro5">
          <table:table-cell table:style-name="ce3" office:value-type="string" calcext:value-type="string">
            <text:p>SQL_ATTR_SIMULATE_CURSOR (ODBC 2.0)</text:p>
          </table:table-cell>
          <table:table-cell table:style-name="ce8" office:value-type="string" calcext:value-type="string">
            <text:p>Indicate that update and delete statements guarantee that such statements affect only one single row</text:p>
          </table:table-cell>
          <table:table-cell table:style-name="ce8" office:value-type="string" calcext:value-type="string">
            <text:p>SQL_SC_NON_UNIQUE</text:p>
            <text:p>SQL_SC_TRY_UNIQUE</text:p>
            <text:p>SQL_SC_UNIQUE</text:p>
          </table:table-cell>
          <table:table-cell table:style-name="ce13" table:number-columns-repeated="2"/>
          <table:table-cell table:style-name="ce8"/>
          <table:table-cell/>
        </table:table-row>
        <table:table-row table:style-name="ro3">
          <table:table-cell table:style-name="ce3" office:value-type="string" calcext:value-type="string">
            <text:p>SQL_ATTR_USE_BOOKMARKS (ODBC 2.0)</text:p>
          </table:table-cell>
          <table:table-cell table:style-name="ce8" office:value-type="string" calcext:value-type="string">
            <text:p>Does the application use bookmarks with a cursor?</text:p>
          </table:table-cell>
          <table:table-cell table:style-name="ce8" office:value-type="string" calcext:value-type="string">
            <text:p>SQL_UB_OFF</text:p>
            <text:p>SQL_UB_VARIABLE</text:p>
          </table:table-cell>
          <table:table-cell table:style-name="ce13" table:number-columns-repeated="2"/>
          <table:table-cell table:style-name="ce8"/>
          <table:table-cell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0"/>
        <table:table-column table:style-name="co1" table:default-cell-style-name="Default"/>
        <table:table-row table:style-name="ro1">
          <table:table-cell table:style-name="ce19" office:value-type="string" calcext:value-type="string">
            <text:p>Statement related function signatures in other API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Signature</text:p>
          </table:table-cell>
          <table:table-cell table:style-name="ce21" office:value-type="string" calcext:value-type="string">
            <text:p>Detail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nanodbc (C++)</text:p>
          </table:table-cell>
          <table:table-cell office:value-type="string" calcext:value-type="string">
            <text:p>statement (class connection &amp;conn, const string_type &amp;query, long timeout=0)</text:p>
          </table:table-cell>
          <table:table-cell/>
          <table:table-cell office:value-type="string" calcext:value-type="string">
            <text:p><text:a xlink:href="https://lexicalunit.github.io/nanodbc/doxygen/classnanodbc_1_1statement.html" xlink:type="simple">https://lexicalunit.github.io/nanodbc/doxygen/classnanodbc_1_1statement.html</text:a></text:p>
          </table:table-cell>
        </table:table-row>
        <table:table-row table:style-name="ro1">
          <table:table-cell/>
          <table:table-cell office:value-type="string" calcext:value-type="string">
            <text:p>prepare (class connection &amp;conn, const string_type &amp;query, long timeout=0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ecute_direct (class connection &amp;conn, const string_type &amp;query, long batch_operations=1, long timeout=0)</text:p>
          </table:table-cell>
          <table:table-cell office:value-type="string" calcext:value-type="string">
            <text:p>batch_operations = Numbers of rows to fetch per row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e (long batch_operations=1, long timeout=0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Microsoft .Net</text:p>
          </table:table-cell>
          <table:table-cell office:value-type="string" calcext:value-type="string">
            <text:p>SqlCommand(String, SqlConnection, SqlTransaction, SqlCommandColumnEncryptionSetting)</text:p>
          </table:table-cell>
          <table:table-cell office:value-type="string" calcext:value-type="string">
            <text:p>Class constructor! Class has a lot of properties...</text:p>
          </table:table-cell>
          <table:table-cell office:value-type="string" calcext:value-type="string">
            <text:p><text:a xlink:href="https://msdn.microsoft.com/en-us/library/system.data.sqlclient.sqlcommand(v=vs.110).aspx" xlink:type="simple">https://msdn.microsoft.com/en-us/library/system.data.sqlclient.sqlcommand(v=vs.110).aspx</text:a></text:p>
          </table:table-cell>
        </table:table-row>
        <table:table-row table:style-name="ro1">
          <table:table-cell/>
          <table:table-cell office:value-type="string" calcext:value-type="string">
            <text:p>Relevant SqlCommand attributes: CommandTimeout, Transaction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Java JDBC</text:p>
          </table:table-cell>
          <table:table-cell office:value-type="string" calcext:value-type="string">
            <text:p>java.sql.Statement (Interface):</text:p>
          </table:table-cell>
          <table:table-cell/>
          <table:table-cell office:value-type="string" calcext:value-type="string">
            <text:p><text:a xlink:href="https://docs.oracle.com/javase/7/docs/api/java/sql/Statement.html" xlink:type="simple">https://docs.oracle.com/javase/7/docs/api/java/sql/Statement.html</text:a></text:p>
          </table:table-cell>
        </table:table-row>
        <table:table-row table:style-name="ro2">
          <table:table-cell/>
          <table:table-cell office:value-type="string" calcext:value-type="string">
            <text:p>execute(String sql)</text:p>
          </table:table-cell>
          <table:table-cell/>
          <table:table-cell office:value-type="string" calcext:value-type="string">
            <text:p><text:a xlink:href="https://docs.oracle.com/javase/8/docs/technotes/guides/jdbc/" xlink:type="simple">https://docs.oracle.com/javase/8/docs/technotes/guides/jdbc/</text:a></text:p>
          </table:table-cell>
        </table:table-row>
        <table:table-row table:style-name="ro1">
          <table:table-cell/>
          <table:table-cell office:value-type="string" calcext:value-type="string">
            <text:p>get/setQueryTimeout(int seconds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t/setMaxRows(int max)</text:p>
          </table:table-cell>
          <table:table-cell/>
          <table:table-cell office:value-type="string" calcext:value-type="string">
            <text:p><text:a xlink:href="https://docs.oracle.com/javase/8/docs/api/javax/sql/RowSet.html" xlink:type="simple">https://docs.oracle.com/javase/8/docs/api/javax/sql/RowSet.html</text:a></text:p>
          </table:table-cell>
        </table:table-row>
        <table:table-row table:style-name="ro1">
          <table:table-cell/>
          <table:table-cell office:value-type="string" calcext:value-type="string">
            <text:p>get/setMaxFieldSize(int max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/setFetchSize(int 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/setEscapeProcessing(boolean enabl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java.sql.Connection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reateStatement(int resultSetType, int resultSetConcurrency, int resultSetHoldability)</text:p>
          </table:table-cell>
          <table:table-cell office:value-type="string" calcext:value-type="string">
            <text:p>Concurrency = CONCUR_READ_ONLY or CONCUR_UPDATABLE</text:p>
            <text:p>Holdability = HOLD_CURSORS_OVER_COMMIT or CLOSE_CURSORS_AT_COMMIT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prepareStatement(String sql, int resultSetType, int resultSetConcurrency, int resultSetHoldability)</text:p>
          </table:table-cell>
          <table:table-cell office:value-type="string" calcext:value-type="string">
            <text:p>resultSetType = TYPE_FORWARD_ONLY, TYPE_SCROLL_INSENSITIVE, TYPE_SCROLL_SENSITIVE</text:p>
          </table:table-cell>
          <table:table-cell table:style-name="ce22" office:value-type="string" calcext:value-type="string">
            <text:p><text:span text:style-name="T1"><text:a xlink:href="https://docs.oracle.com/javase/8/docs/api/java/sql/Connection.html" xlink:type="simple">https://docs.oracle.com/javase/8/docs/api/java/sql/Connection.html</text:a></text:span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dbi package at CRAN</text:p>
          </table:table-cell>
          <table:table-cell office:value-type="string" calcext:value-type="string">
            <text:p>dbExecute(conn, statement, …)</text:p>
          </table:table-cell>
          <table:table-cell/>
          <table:table-cell office:value-type="string" calcext:value-type="string">
            <text:p><text:a xlink:href="https://cran.r-project.org/web/packages/DBI/DBI.pdf" xlink:type="simple">https://cran.r-project.org/web/packages/DBI/DBI.pdf</text:a></text:p>
          </table:table-cell>
        </table:table-row>
        <table:table-row table:style-name="ro1">
          <table:table-cell/>
          <table:table-cell office:value-type="string" calcext:value-type="string">
            <text:p>dbSendQuery(conn, statement, …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bSendStatement(conn, statement, …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bGetQuery(conn, statement, …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bSendQuery(conn, statement, …)</text:p>
          </table:table-cell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1:08:37.007114469</meta:creation-date>
    <dc:date>2017-03-06T00:55:56.243381513</dc:date>
    <meta:editing-duration>PT3H16M43S</meta:editing-duration>
    <meta:editing-cycles>36</meta:editing-cycles>
    <meta:generator>LibreOffice/4.2.8.2$Linux_X86_64 LibreOffice_project/420m0$Build-2</meta:generator>
    <meta:document-statistic meta:table-count="3" meta:cell-count="143" meta:object-count="0"/>
  </office:meta>
</office:document-meta>
</file>